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2" style:master-page-name="">
      <style:paragraph-properties style:page-number="auto" fo:break-before="page"/>
    </style:style>
    <style:style style:name="P79" style:family="paragraph" style:parent-style-name="Heading_20_3"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descrText">
      <style:paragraph-properties fo:margin-left="0cm" fo:margin-right="1.499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0.0.oxt&#13;&#13;05.08.2020 16:48:4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0.0.oxt&#13;&#13;05.08.2020 16:48:5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0.0.oxt&#13;&#13;05.08.2020 16:48: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213164062120066040"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239812101139554464" text:style-name="L2">
        <text:list-item>
          <text:p text:style-name="P43">Version 2.1.2 :</text:p>
        </text:list-item>
      </text:list>
      <text:list xml:id="list4326420071420016949" text:style-name="L3">
        <text:list-item>
          <text:list>
            <text:list-item>
              <text:p text:style-name="P44">Localized help : resolved non-functional hyperlink due to API incompatibility introduced by Apache OpenOffice 4.1 (and LibreOffice 4.0).</text:p>
            </text:list-item>
          </text:list>
        </text:list-item>
      </text:list>
      <text:list xml:id="list36707329" text:continue-list="list8239812101139554464" text:style-name="L2">
        <text:list-item>
          <text:p text:style-name="P43">Version 2.1.1 :</text:p>
        </text:list-item>
      </text:list>
      <text:list xml:id="list3229233440830871664"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6703928" text:continue-list="list36707329" text:style-name="L2">
        <text:list-item>
          <text:p text:style-name="P43">Version 2.1.0 :</text:p>
        </text:list-item>
      </text:list>
      <text:list xml:id="list7886641339372868842"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6716701" text:continue-list="list36703928" text:style-name="L2">
        <text:list-item>
          <text:p text:style-name="P43">Version 2.0.0 :</text:p>
        </text:list-item>
      </text:list>
      <text:list xml:id="list3413950186780062279"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6715656" text:continue-list="list36716701" text:style-name="L2">
        <text:list-item>
          <text:p text:style-name="P43">Version 1.5.3 :</text:p>
        </text:list-item>
      </text:list>
      <text:list xml:id="list5941747710136785299"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425001619210174499"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399029872148592456"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05118584738592413"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34744262343370302"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466805021134288838"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37405215041272374"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1147080508777526308"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820184342717458663"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198819512159638170"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045857087781606745" text:style-name="L17">
        <text:list-item>
          <text:p text:style-name="P58">Arg1 : <text:span text:style-name="InstructionMacro">String</text:span> : mandatory, type of control used for the button</text:p>
        </text:list-item>
      </text:list>
      <text:list xml:id="list1291238236179477486"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015914303717163799"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031213734442210617"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075046904873187450"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259814681638514953"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562284848781112714"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078477355499330434"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77020589838462423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52829096165207754"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450852373690767441"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510994164857047456"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856013225756221376"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511794989842970691"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760989689185608370"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52202271246343641"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115913161388403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197646144304513348"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ext:s/>Apply emphasize character styles.</text:p>
      <text:p text:style-name="tooltipText"/>
      <text:p text:style-name="tooltipLang"><text:bookmark-start text:name="__RefHeading__44467_325084090"/>Tooltip de<text:bookmark-end text:name="__RefHeading__44467_325084090"/></text:p>
      <text:p text:style-name="descrText">emph – Betont-Zeichen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84"><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904735071084121273"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44497132607897908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35112822529338551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29007637069310449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71784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3620499486850248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08916398968260484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50675132862917743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9</dc:date>
     <text:p>internal</text:p>
     <text:p>Page2</text:p>
     <text:p/>
    </office:annotation>Paragraph styles</text:p>
      <text:p text:style-name="P28"><office:annotation>
     <dc:creator>BM</dc:creator>
     <dc:date>2008-03-13T00:00:00.59</dc:date>
     <text:p>internal</text:p>
     <text:p>Page7</text:p>
     <text:p/>
    </office:annotation>Hyperlinks</text:p>
      <text:p text:style-name="hlp_5f_paragraph"><text:span text:style-name="T14"><office:annotation>
      <dc:creator>BM</dc:creator>
      <dc:date>2008-03-13T00:00:00.59</dc:date>
      <text:p>internal</text:p>
      <text:p>Page3</text:p>
      <text:p/>
     </office:annotation></text:span><text:span text:style-name="T14">Text formatting</text:span></text:p>
      <text:p text:style-name="P28"><office:annotation>
     <dc:creator>BM</dc:creator>
     <dc:date>2008-03-26T00:00:00.5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0</dc:date>
     <text:p>external</text:p>
     <text:p>text/swriter/main0210.xhp</text:p>
     <text:p/>
    </office:annotation><text:span text:style-name="T14">Preview topic</text:span> </text:p>
      <text:p text:style-name="hlp_5f_paragraph">This hyperlink displays <text:s/><office:annotation>
     <dc:creator>BM</dc:creator>
     <dc:date>2008-03-15T00:00:00.6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693139" text:continue-list="list644497132607897908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705404" text:continue-list="list3671784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1</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61</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61</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6696177" text:continue-list="list3669313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0" meta:character-count="8184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0.0") ' fill with your values
  setExtensionDescription("en, de")
  setDisplayName("en", "emph - Apply emphasize character styles.")
  setDisplayName("de", "emph - Betont-Zeichenvorlagen anwenden.")
  setTooltip("en, de", "en") ' deprecated ! starting from 3.1,use instead setExtensionDescription
endDescription  


beginAnnexes 
  useLibrary("Basic", "emph/")
endAnnexes

beginAddonUI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